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M.sizeOfString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keywordTokenStream( final Collection keywor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moryIndex.addField( String fieldName , Token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Memor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TermPosition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Info( HashMap terms , int numTokens , int numOverlapTokens ,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oryIndexReader.isDeleted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.sort( Hash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M.sizeOfHashMap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setSearcher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TermFreqVectors( int doc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IntList.ensureCapacity( int min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oryIndexReader.norms( String fieldName , byte [ ] bytes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oryIndexReader.getSimilar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toArray( int stri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oryIndex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fo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hasDele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getOffsets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M.sizeOfCharArray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document( int n , FieldSelector field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M.sizeOfIntArray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document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indexesOf( String [ ] terms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termPosition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MemoryIndex.compare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IntList.throw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ter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max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docFreq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num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get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Int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ArrayI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.getPositions(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do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norms( String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moryIndexRead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moryIndexReader.getTermFreqVector( int docNumber , final String field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VM.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M.sizeOfObjectArray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TermFreqVector( int docNumber , String field , TermVectorMapper m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emoryIndexReader.terms( Term term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VM.sizeOf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oryIndexReader.Memory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doSetNorm( int doc , String field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TermFrequ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read( int [ ] docs , int [ ] freq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moryIndex.search( Query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moryIndexReader.doDelete( int doc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addField( String fieldName , TokenStream stream , float boos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rrayIntList.toString( int stri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moryIndexReader.next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M.sizeOfArrayIntList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freq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oryIndexReade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moryIndexReader.indexOf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.getMemoryS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moryIndexReader.getTermFreqVector( int docNumber , TermVectorMapper m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M.log2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moryIndexReader.getInfo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Info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createTerm( Info info , int pos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oryIndexReader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.getPositions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ArrayIntList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add( int pos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createSear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oryIndexReader.do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addField( String fieldName , String text , Analyzer analy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moryIndexReader.seek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Reader.seek( TermEnum termE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Reader.getFieldNames( FieldOption fieldOp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moryIndexReader.docFreq( Term te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Index.numPositions( ArrayIntList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.sort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add( i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M.sizeOfObjec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Reader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Index.MemoryIndex( boolean storeOffse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ndex.sortFiel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.sizeOfArrayList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tList.ge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M.is64BitV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oryIndexReader.term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